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ΣΥΜΦΩΝΗΤΙΚΟ ΜΙΣΘΩΣΗΣ ΑΚΙΝΗΤΟΥ</text:p>
      <text:p/>
      <text:p>Μεταξύ των παρακάτω μερών:</text:p>
      <text:p/>
      <text:p>Εκμισθωτής:</text:p>
      <text:p/>
      <text:p/>
      <text:p>και</text:p>
      <text:p/>
      <text:p>Μισθωτής:</text:p>
      <text:p/>
      <text:p/>
      <text:p>συνάπτεται το παρόν συμφωνητικό μίσθωσης σύμφωνα με τους ακόλουθους όρους:</text:p>
      <text:p/>
      <text:p>Περιγραφή Ακινήτου: Το ακίνητο που μισθώνεται βρίσκεται στη διεύθυνση  και περιλαμβάνει .</text:p>
      <text:p/>
      <text:p>Διάρκεια Μίσθωσης: Η μίσθωση ξεκινά στις  και λήγει στις , με δυνατότητα ανανέωσης.</text:p>
      <text:p/>
      <text:p>Μίσθωμα: Ο μισθωτής συμφωνεί να πληρώνει μηνιαίο μίσθωμα  ευρώ, πληρωτέο μέχρι την .</text:p>
      <text:p/>
      <text:p>Καταβολή Εγγύησης: Κατά την υπογραφή του παρόντος, ο μισθωτής καταβάλλει εγγύηση  ευρώ, η οποία θα επιστραφεί κατά τη λήξη της μίσθωσης, μείον τυχόν ζημιές.</text:p>
      <text:p/>
      <text:p>Χρήση Ακινήτου: Το ακίνητο θα χρησιμοποιηθεί αποκλειστικά για .</text:p>
      <text:p/>
      <text:p>Συντήρηση και Επισκευές: Ο μισθωτής είναι υπεύθυνος για την καθημερινή συντήρηση, ενώ ο εκμισθωτής για μεγάλες επισκευές και συντήρηση της δομής του ακινήτου.</text:p>
      <text:p/>
      <text:p>Περιορισμοί: </text:p>
      <text:p/>
      <text:p>Λήξη Μίσθωσης: Οι όροι για την πρόωρη λήξη της μίσθωσης θα είναι .</text:p>
      <text:p/>
      <text:p>Διάφορα: .</text:p>
      <text:p/>
      <text:p>Το παρόν συμφωνητικό έχει συνταχθεί σε δύο αντίγραφα, ένα για κάθε μέρος, και υπογράφεται στην παρουσία μάρτυρα.</text:p>
      <text:p/>
      <text:p>Υπογραφές:</text:p>
      <text:p/>
      <text:p>Εκμισθωτής Μισθωτής</text:p>
      <text:p/>
      <text:p>Ημερομηνία: ___________________</text:p>
      <text:p/>
      <text:p>Παρακαλώ προσαρμόστε το παραπάνω κείμενο σύμφωνα με τις ανάγκες και τις νομικές απαιτήσεις της περίπτωσής σας. Είναι σημαντικό να συμβουλευτείτε έναν νομικό σύμβουλο προτού προχωρήσετε σε οποιαδήποτε νομικά δεσμευτική συμφωνία.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